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304fc" officeooo:paragraph-rsid="000304fc" style:font-size-asian="12.25pt" style:font-size-complex="14pt"/>
    </style:style>
    <style:style style:name="P2" style:family="paragraph" style:parent-style-name="Text_20_body">
      <style:text-properties fo:font-size="14pt" officeooo:rsid="000304fc" officeooo:paragraph-rsid="000494fa" style:font-size-asian="12.25pt" style:font-size-complex="14pt"/>
    </style:style>
    <style:style style:name="P3" style:family="paragraph" style:parent-style-name="Text_20_body">
      <style:text-properties officeooo:rsid="000494fa" officeooo:paragraph-rsid="000494fa"/>
    </style:style>
    <style:style style:name="P4" style:family="paragraph" style:parent-style-name="Text_20_body">
      <style:text-properties fo:font-size="12pt" officeooo:rsid="000304fc" officeooo:paragraph-rsid="000304fc" style:font-size-asian="12pt" style:font-size-complex="12pt"/>
    </style:style>
    <style:style style:name="P5" style:family="paragraph" style:parent-style-name="Text_20_body">
      <style:text-properties fo:font-size="12pt" officeooo:rsid="000304fc" officeooo:paragraph-rsid="000494fa" style:font-size-asian="12pt" style:font-size-complex="12pt"/>
    </style:style>
    <style:style style:name="P6" style:family="paragraph" style:parent-style-name="Text_20_body">
      <style:text-properties fo:font-size="12pt" officeooo:rsid="000494fa" officeooo:paragraph-rsid="000494fa" style:font-size-asian="12pt" style:font-size-complex="12pt"/>
    </style:style>
    <style:style style:name="P7" style:family="paragraph" style:parent-style-name="Text_20_body">
      <style:text-properties officeooo:rsid="00061f8b" officeooo:paragraph-rsid="00061f8b"/>
    </style:style>
    <style:style style:name="P8" style:family="paragraph" style:parent-style-name="Text_20_body">
      <style:text-properties officeooo:rsid="0007f7a3" officeooo:paragraph-rsid="000825af"/>
    </style:style>
    <style:style style:name="P9" style:family="paragraph" style:parent-style-name="Text_20_body">
      <style:text-properties officeooo:rsid="000825af" officeooo:paragraph-rsid="000825af"/>
    </style:style>
    <style:style style:name="P10" style:family="paragraph" style:parent-style-name="Text_20_body">
      <style:text-properties officeooo:rsid="0009beb3" officeooo:paragraph-rsid="0009beb3"/>
    </style:style>
    <style:style style:name="P11" style:family="paragraph" style:parent-style-name="Text_20_body">
      <style:text-properties officeooo:rsid="000ab15e" officeooo:paragraph-rsid="000ab15e"/>
    </style:style>
    <style:style style:name="P12" style:family="paragraph" style:parent-style-name="Text_20_body">
      <style:text-properties officeooo:rsid="000ab15e" officeooo:paragraph-rsid="000d41e9"/>
    </style:style>
    <style:style style:name="P13" style:family="paragraph" style:parent-style-name="Text_20_body">
      <style:text-properties officeooo:rsid="000d41e9" officeooo:paragraph-rsid="000d41e9"/>
    </style:style>
    <style:style style:name="P14" style:family="paragraph" style:parent-style-name="Text_20_body">
      <style:text-properties officeooo:paragraph-rsid="000d41e9"/>
    </style:style>
    <style:style style:name="P15" style:family="paragraph" style:parent-style-name="Text_20_body">
      <style:text-properties officeooo:rsid="000e005b" officeooo:paragraph-rsid="000e005b"/>
    </style:style>
    <style:style style:name="P16" style:family="paragraph" style:parent-style-name="Text_20_body">
      <style:text-properties officeooo:rsid="000fc9b4" officeooo:paragraph-rsid="000fc9b4"/>
    </style:style>
    <style:style style:name="P17" style:family="paragraph" style:parent-style-name="Text_20_body">
      <style:text-properties officeooo:rsid="0010fd63" officeooo:paragraph-rsid="0010fd63"/>
    </style:style>
    <style:style style:name="P18" style:family="paragraph" style:parent-style-name="Text_20_body">
      <style:text-properties officeooo:rsid="00124509" officeooo:paragraph-rsid="00124509"/>
    </style:style>
    <style:style style:name="P19" style:family="paragraph" style:parent-style-name="Heading_20_1">
      <style:text-properties officeooo:rsid="000304fc" officeooo:paragraph-rsid="000304fc"/>
    </style:style>
    <style:style style:name="P20" style:family="paragraph" style:parent-style-name="Heading_20_1">
      <style:text-properties officeooo:rsid="000494fa" officeooo:paragraph-rsid="000494fa"/>
    </style:style>
    <style:style style:name="P21" style:family="paragraph" style:parent-style-name="Heading_20_1">
      <style:text-properties officeooo:rsid="000825af" officeooo:paragraph-rsid="000825af"/>
    </style:style>
    <style:style style:name="P22" style:family="paragraph" style:parent-style-name="Heading_20_1">
      <style:text-properties officeooo:rsid="0010fd63" officeooo:paragraph-rsid="0010fd63"/>
    </style:style>
    <style:style style:name="P23" style:family="paragraph" style:parent-style-name="Heading_20_1">
      <style:text-properties officeooo:rsid="000fc9b4" officeooo:paragraph-rsid="000fc9b4"/>
    </style:style>
    <style:style style:name="P24" style:family="paragraph" style:parent-style-name="Standard">
      <style:text-properties style:font-name="Liberation Sans" fo:font-size="28pt" fo:font-weight="bold" officeooo:rsid="0010fd63" style:font-name-asian="Droid Sans Fallback" style:font-size-asian="28pt" style:font-weight-asian="bold" style:font-name-complex="Droid Sans Devanagari" style:font-size-complex="28pt" style:font-weight-complex="bold"/>
    </style:style>
    <style:style style:name="P25" style:family="paragraph" style:parent-style-name="Text_20_body">
      <style:text-properties officeooo:rsid="000494fa" officeooo:paragraph-rsid="000494fa"/>
    </style:style>
    <style:style style:name="P26" style:family="paragraph" style:parent-style-name="Text_20_body">
      <style:text-properties officeooo:rsid="00151a47" officeooo:paragraph-rsid="00151a47"/>
    </style:style>
    <style:style style:name="P27" style:family="paragraph" style:parent-style-name="Text_20_body">
      <style:text-properties officeooo:rsid="001a6664" officeooo:paragraph-rsid="001a6664"/>
    </style:style>
    <style:style style:name="P28" style:family="paragraph" style:parent-style-name="Text_20_body">
      <style:text-properties officeooo:rsid="001a6664" officeooo:paragraph-rsid="001c52aa"/>
    </style:style>
    <style:style style:name="P29" style:family="paragraph" style:parent-style-name="Text_20_body">
      <style:text-properties officeooo:rsid="00124509" officeooo:paragraph-rsid="00124509"/>
    </style:style>
    <style:style style:name="P30" style:family="paragraph" style:parent-style-name="Text_20_body">
      <style:text-properties officeooo:rsid="001ccbaa" officeooo:paragraph-rsid="001ccbaa"/>
    </style:style>
    <style:style style:name="P31" style:family="paragraph" style:parent-style-name="Text_20_body">
      <style:text-properties officeooo:rsid="0010fd63" officeooo:paragraph-rsid="00151a47"/>
    </style:style>
    <style:style style:name="P32" style:family="paragraph" style:parent-style-name="Text_20_body">
      <style:text-properties officeooo:rsid="001db8e9" officeooo:paragraph-rsid="001db8e9"/>
    </style:style>
    <style:style style:name="T1" style:family="text">
      <style:text-properties officeooo:rsid="000494fa"/>
    </style:style>
    <style:style style:name="T2" style:family="text">
      <style:text-properties officeooo:rsid="000825af"/>
    </style:style>
    <style:style style:name="T3" style:family="text">
      <style:text-properties officeooo:rsid="0009beb3"/>
    </style:style>
    <style:style style:name="T4" style:family="text">
      <style:text-properties officeooo:rsid="000b4885"/>
    </style:style>
    <style:style style:name="T5" style:family="text">
      <style:text-properties officeooo:rsid="000d41e9"/>
    </style:style>
    <style:style style:name="T6" style:family="text">
      <style:text-properties officeooo:rsid="0010fd63"/>
    </style:style>
    <style:style style:name="T7" style:family="text">
      <style:text-properties officeooo:rsid="00124509"/>
    </style:style>
    <style:style style:name="T8" style:family="text">
      <style:text-properties officeooo:rsid="00132314"/>
    </style:style>
    <style:style style:name="T9" style:family="text">
      <style:text-properties officeooo:rsid="00151a47"/>
    </style:style>
    <style:style style:name="T10" style:family="text">
      <style:text-properties officeooo:rsid="0016ec84"/>
    </style:style>
    <style:style style:name="T11" style:family="text">
      <style:text-properties officeooo:rsid="001720e9"/>
    </style:style>
    <style:style style:name="T12" style:family="text">
      <style:text-properties officeooo:rsid="0018617f"/>
    </style:style>
    <style:style style:name="T13" style:family="text">
      <style:text-properties officeooo:rsid="001a6664"/>
    </style:style>
    <style:style style:name="T14" style:family="text">
      <style:text-properties officeooo:rsid="001c52aa"/>
    </style:style>
    <style:style style:name="T15" style:family="text">
      <style:text-properties officeooo:rsid="001c5f8d"/>
    </style:style>
    <style:style style:name="T16" style:family="text">
      <style:text-properties officeooo:rsid="001db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ysteemi</text:p>
      <text:h text:style-name="P19" text:outline-level="1">Avaukset</text:h>
      <text:p text:style-name="P4">1C = <text:span text:style-name="T13">2</text:span>+C, 11+</text:p>
      <text:p text:style-name="P4">1D = <text:span text:style-name="T13">4</text:span>+D , 11+, kolme korttia vain jos 443D2C</text:p>
      <text:p text:style-name="P4">1H = 5+H, 11+</text:p>
      <text:p text:style-name="P4">1S = 5+S, 11+</text:p>
      <text:p text:style-name="P4">1NT = tasainen 15-17p, voi olla 5<text:span text:style-name="T1">yv</text:span></text:p>
      <text:p text:style-name="P4">2C = 22+</text:p>
      <text:p text:style-name="P4">2D, 2H, 2S = 6k väri, 6-10</text:p>
      <text:p text:style-name="P6">2NT = tasainen 20 – 21, voi olla 5yv</text:p>
      <text:p text:style-name="P4">3C, 3D, 3H, 3S = 6-7k väri, 6-10</text:p>
      <text:p text:style-name="P5"><text:span text:style-name="T1">4</text:span>C, <text:span text:style-name="T1">4</text:span>D, <text:span text:style-name="T1">4</text:span>H, <text:span text:style-name="T1">4</text:span>S = <text:span text:style-name="T1">7-8</text:span>k väri, 6-1<text:span text:style-name="T1">0</text:span></text:p>
      <text:h text:style-name="P20" text:outline-level="1">Vastaukset </text:h>
      <text:p text:style-name="P3">x = mikä tahansa väri </text:p>
      <text:p text:style-name="P3">1x – 2x = 6 – 10, tuki</text:p>
      <text:p text:style-name="P3">1x – 3x = 11 – 12, tuki </text:p>
      <text:p text:style-name="P3">1x – 4x = 5<text:span text:style-name="T12">+</text:span>k tuki, <text:span text:style-name="T10">3</text:span>-<text:span text:style-name="T11">8</text:span>, estoluonteinen</text:p>
      <text:p text:style-name="P27">1C – 1D / 1H / 1S = vastaavasti</text:p>
      <text:p text:style-name="P28">6+<text:span text:style-name="T14">p</text:span> ja 4H / 4S / 4D, mihin avaaja vastaavasti tarjoaa 1yv <text:s/>3k tuella ja ei hyppysangilla. 4k tuella ja minimillä <text:span text:style-name="T14">tarjotaan</text:span> 2yv. Esimerkk<text:span text:style-name="T14">ejä</text:span>. 1C – 1D; 1H = 3k H, 11+<text:span text:style-name="T14">p</text:span>. <text:span text:style-name="T14">1C – 1D; 2H = 4k tuki ja 11-14p. Tämä Transfer Walsh -niminen sopimus helpottaa avaajan tuen löytämistä ja muuten kuin em. tapauksissa toimitaan kuin ilman siirtovastauksia. Esimerkiksi vastaajan reverse sarjassa 1C – 1S; 1NT – 2S on tpv ja kertoo vastaajalta 5+D, 4+S ja 13+p.</text:span></text:p>
      <text:p text:style-name="P9">1av – 2NT = 11-12, tasainen, ei 4k yv </text:p>
      <text:p text:style-name="P8">Uusi hyppäämätön väritarjous <text:span text:style-name="T2">2y </text:span>lupaa <text:span text:style-name="T2">aina</text:span> toisen tarjouksen <text:s/><text:span text:style-name="T2">ilman väliintuloa</text:span></text:p>
      <text:p text:style-name="P3">1yv – 2NT = 4k tuki, tpv (Jacoby 2NT). <text:span text:style-name="T8">Jatkossa uusi väri lyhyys 11+, 3yv = 15+, ei lyhyyttä, 3NT = hyppysangi, <text:s/>4yv = minimi, 4x = 5k väri, 11+</text:span></text:p>
      <text:p text:style-name="P7">Yksinkertainen hyppy uudessa värissä on vahva hyppy</text:p>
      <text:p text:style-name="P7">Kaksikertainen hyppy uudessa värissä on splintteri</text:p>
      <text:p text:style-name="P9">1x – 4yv = 7+k yv, pelattavaksi, x ei ole pata</text:p>
      <text:p text:style-name="P13">1NT – 2C = Stayman</text:p>
      <text:p text:style-name="P13">1NT – 2C; 2x – 3av = 5+av, tpv</text:p>
      <text:p text:style-name="P13">1NT – 2D, 2H = yv-siirtoja</text:p>
      <text:p text:style-name="P13">1NT – 2S = siirto 3C ja passi tai 3D, lupaa joko 6+C tai 6+D</text:p>
      <text:p text:style-name="P13">1NT – 3av = 6k av, inviitti </text:p>
      <text:p text:style-name="P13">1NT – 3yv = 6k yv, slammikiinnostus</text:p>
      <text:p text:style-name="P13">1NT – 4C = Gerber</text:p>
      <text:p text:style-name="P15">1NT – 4yv = pelattavaksi</text:p>
      <text:p text:style-name="P13">1NT – 4NT = <text:span text:style-name="T16">16-17p</text:span></text:p>
      <text:p text:style-name="P17">2C – väritarjous = 5k väri, 8+</text:p>
      <text:p text:style-name="P18">2D/2H/2S – 2NT <text:s/>= kysyy voimaa =&gt; toisto minimi, muuten näytetään voimaa värissä</text:p>
      <text:p text:style-name="P17">2NT – 3S = av:t 4-4, slammikiinnostus =&gt; 3NT <text:s/>kiinnosta, muut vastaavat 1NT-jatkoja</text:p>
      <text:h text:style-name="P21" text:outline-level="1">Avaajan toinen tarjous</text:h>
      <text:p text:style-name="P9">Esimerkein, muut vastaavasti</text:p>
      <text:p text:style-name="P9">1H – 2C; 2S = reverse, mutta 15+, tpv</text:p>
      <text:p text:style-name="P9">1S – 2D; 2NT = <text:span text:style-name="T3">sivupidot, </text:span>12–14 (koska vastaajalla vaatimus, niin ei tarvitse hyppiä 3NT)</text:p>
      <text:p text:style-name="P9">1S – 2D; 3NT = tasainen 18 – 19</text:p>
      <text:p text:style-name="P9">1S – 2D; 3D = 4+D, 15+, tpv </text:p>
      <text:p text:style-name="P10">1S – 2D; 2S = 5+S, minimi 5k S ja ei sivupitoja tai 6+S ja <text:span text:style-name="T5">12-14</text:span></text:p>
      <text:p text:style-name="P10">1S – 2D; 3S = 6+S, 15+, tpv</text:p>
      <text:p text:style-name="P10"><text:s/>1S – 2D; 3C = 4+C, 15+, tpv</text:p>
      <text:p text:style-name="P12">1S – 2H; 2<text:span text:style-name="T5">S</text:span> = <text:span text:style-name="T4">voi sisältää 3H, </text:span><text:span text:style-name="T5">ei sivupitoja tai 6+S, 12-14</text:span></text:p>
      <text:p text:style-name="P11">1S – 2H; 2NT = <text:span text:style-name="T4">voi sisältää 3H, sivupidot, </text:span><text:span text:style-name="T5">12-14</text:span></text:p>
      <text:h text:style-name="P22" text:outline-level="1">Muuta</text:h>
      <text:p text:style-name="P31"><text:span text:style-name="T9">Neljäs</text:span> väri <text:span text:style-name="T15">on </text:span><text:span text:style-name="T13">tpv </text:span><text:s/><text:span text:style-name="T9">=&gt; </text:span><text:span text:style-name="T13">xNT, jos on </text:span><text:span text:style-name="T15">pito 4. värissä </text:span><text:span text:style-name="T13">ja muuten </text:span><text:span text:style-name="T14">näytetään mahdollinen lisäpituus ja ilman sitä alin tarjous. </text:span></text:p>
      <text:p text:style-name="P32"><text:soft-page-break/>Ässäkyselynä RKCB: 5C / 5D / 5H / 5S on vastaavasti avainkortteja 0/3, 1/4, 2 ei rouvaa ja 2 ja rouva. Jos jompikumpi näyttää 5NT kertoen on kaikki avainkortit, niin tarjotaan sivukuninkaita alle valtin.</text:p>
      <text:p text:style-name="P26">Uusi väri on vaatimus ellei passi alla ja muuta ei sovittu.</text:p>
      <text:h text:style-name="P23" text:outline-level="1">Puolustus</text:h>
      <text:p text:style-name="P16">1D – (2C) – 2H = 5+H, 11+</text:p>
      <text:p text:style-name="P16">1S – (2H) – 3H = 3+S, <text:span text:style-name="T6">ei sivupitoja, </text:span>11+</text:p>
      <text:p text:style-name="P17">1S – (2H) – 3S = patainviitti</text:p>
      <text:p text:style-name="P17">1NT – (2x) – <text:s/>Lebensohl</text:p>
      <text:p text:style-name="P17">(1x) – 1NT – (Pass) – ? = samat kuin 1NT-avaukseen, <text:span text:style-name="T7">samoin balanssisangi</text:span></text:p>
      <text:p text:style-name="P18">(1x) – 1y – (Pass) – 2x = tuki ja 11+</text:p>
      <text:p text:style-name="P18">1x – (1NT) – Dbl = 9+, rankkari</text:p>
      <text:p text:style-name="P18">(1x) – Pass – (Pass) – 1NT = tasainen, 12-14</text:p>
      <text:p text:style-name="P30">Sangipuolustus: (1NT) - ?</text:p>
      <text:p text:style-name="P30">Dbl = rankkarihalu, 16+p, 2C = ylävärit min 5-4, 9+p ja 2NT = alavärit 5-5. Muut tarjoukset luonnollisia.</text:p>
      <text:p text:style-name="P17"/>
      <text:p text:style-name="P17"><text:s/></text:p>
      <text:p text:style-name="P14"/>
      <text:p text:style-name="P14"/>
      <text:p text:style-name="P2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21:20:55.020000663</meta:creation-date>
    <dc:date>2021-01-24T21:54:36.056219177</dc:date>
    <meta:editing-duration>PT29M31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2" meta:paragraph-count="65" meta:word-count="562" meta:character-count="3011" meta:non-whitespace-character-count="2440"/>
  </office:meta>
</office:document-meta>
</file>